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5.97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LocationElevationRequest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 elevation request sent by the ElevationService containing the list of discrete coordinates (LatLngs) for which to return elevation data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table:style-name="ce4" office:value-type="string">
            <text:p>locations</text:p>
          </table:table-cell>
          <table:table-cell table:style-name="ce4" office:value-type="string">
            <text:p>Array.&lt;<text:a xlink:href="../LatLng%20class.ods">LatLng</text:a>&gt;</text:p>
          </table:table-cell>
          <table:table-cell table:style-name="ce4" office:value-type="string">
            <text:p>The discrete locations for which to retrieve elevations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11:37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5T11:35:01.73</meta:creation-date>
    <dc:date>2012-10-05T11:37:01.10</dc:date>
    <meta:editing-duration>PT1M59S</meta:editing-duration>
    <meta:editing-cycles>1</meta:editing-cycles>
    <meta:document-statistic meta:table-count="3" meta:cell-count="9" meta:object-count="0"/>
    <meta:generator>OpenOffice.org/3.3$Win32 OpenOffice.org_project/330m20$Build-9567</meta:generator>
  </office:meta>
</office:document-meta>
</file>